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cm" fo:min-width="16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7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cm" fo:min-width="15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6.2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cm" fo:min-width="6.75cm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0.5cm" fo:min-width="2.5cm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0.75cm" fo:min-width="3.2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4.25cm" fo:min-width="15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cm" fo:min-width="15.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cm" fo:min-width="10.5cm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2.75cm" fo:min-width="9.25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cm" fo:min-width="4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4.25cm" fo:min-width="10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16" style:family="graphic" style:parent-style-name="standard">
      <style:graphic-properties draw:fill-color="#5983b0" draw:textarea-horizontal-align="justify" draw:textarea-vertical-align="middle" draw:auto-grow-height="false" fo:min-height="0.75cm" fo:min-width="8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cm" svg:height="25.25cm" svg:x="2.2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09cm" svg:height="0.962cm" svg:x="14cm" svg:y="2cm">
          <draw:text-box>
            <text:p>Apresentação</text:p>
          </draw:text-box>
        </draw:frame>
        <draw:custom-shape draw:style-name="gr3" draw:text-style-name="P3" draw:layer="layout" svg:width="3.25cm" svg:height="1cm" svg:x="2.75cm" svg:y="3.25cm">
          <text:p text:style-name="P3">Vide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cm" svg:height="2.25cm" svg:x="2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5cm" svg:height="1cm" svg:x="12cm" svg:y="4cm">
          <text:p text:style-name="P3">Barra de navegaçã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5cm" svg:height="1.75cm" svg:x="11.25cm" svg:y="5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0.75cm" svg:x="11.75cm" svg:y="5.7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0.75cm" svg:x="15.25cm" svg:y="5.7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75cm" svg:height="1cm" svg:x="3.25cm" svg:y="5.75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cm" svg:height="14.5cm" svg:x="2.75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1.25cm" svg:x="2.75cm" svg:y="26.5cm">
          <text:p text:style-name="P3">Foo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5cm" svg:height="1cm" svg:x="12cm" svg:y="10.25cm">
          <text:p text:style-name="P3">Chamada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1cm" svg:height="6.25cm" svg:x="4.75cm" svg:y="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9.75cm" svg:height="3cm" svg:x="5.5cm" svg:y="14.5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5cm" svg:height="0.75cm" svg:x="11.25cm" svg:y="12.25cm">
          <text:p text:style-name="P3">Promocion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4.5cm" svg:x="4.75cm" svg:y="20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cm" svg:height="1cm" svg:x="10.75cm" svg:y="19.75cm">
          <text:p text:style-name="P3">Ação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8.75cm" svg:height="1cm" svg:x="6cm" svg:y="21.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8.75cm" svg:height="1cm" svg:x="6cm" svg:y="23.5cm">
          <text:p text:style-name="P3">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11:43:04.906143731</meta:creation-date>
    <meta:generator>LibreOffice/7.0.4.2$Linux_X86_64 LibreOffice_project/00$Build-2</meta:generator>
    <dc:date>2023-09-08T11:56:42.450189549</dc:date>
    <meta:editing-duration>PT13M31S</meta:editing-duration>
    <meta:editing-cycles>13</meta:editing-cycles>
    <meta:document-statistic meta:object-count="19"/>
  </office:meta>
</office:document-meta>
</file>